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90d"/>
    </style:style>
    <style:style style:name="P2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llection Collectionneur :</text:p>
      <text:p text:style-name="Text_20_body">On souhaite organiser les mêmes données de façon différente. On aura un champ prorpiétaire et un champ voiture de type array, contenant toutes les voitures possédées par le collectionneur.</text:p>
      <text:p text:style-name="Text_20_body">1- Insérer les documents dans une collection Collectionneur</text:p>
      <text:p text:style-name="Text_20_body"/>
      <text:p text:style-name="Text_20_body">2- Selectionner tous les documents avec Valerio ou Rafik en propriétaire</text:p>
      <text:p text:style-name="Text_20_body"/>
      <text:p text:style-name="P1">3- Mettre à jour tous les documents avec Valerio en propriétaire : </text:p>
      <text:p text:style-name="P1">- Ajouter un champ Propriétaire Precedent auquel vous donnerez la valeur Valerio</text:p>
      <text:p text:style-name="P1">- Mettre à jour la valeur du champ Propriétaire avec votre prénom</text:p>
      <text:p text:style-name="P1"/>
      <text:p text:style-name="Text_20_body">4- Supprimer tous les documents ayant "Couleur":"Blanc"</text:p>
      <text:p text:style-name="Text_20_body"/>
      <text:p text:style-name="Text_20_body">5- Selectionner tous les documents ayant "Couleur":"Noir", et remarquez le détail du résultat. En fonction de la documentation MongoDB, expliquez le résultat et proposez un design différent pour la collection ou un filtre différ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8:26:30.442369018</meta:creation-date>
    <dc:date>2021-05-25T09:23:41.420534032</dc:date>
    <meta:editing-duration>P3DT20H55M4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28" meta:character-count="845" meta:non-whitespace-character-count="725"/>
  </office:meta>
</office:document-meta>
</file>